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import os</text:p>
      <text:p text:style-name="Standard">import zipfile</text:p>
      <text:p text:style-name="Standard">import numpy as np</text:p>
      <text:p text:style-name="Standard">import tensorflow as tf</text:p>
      <text:p text:style-name="Standard">import random</text:p>
      <text:p text:style-name="Standard">import nibabel as nib</text:p>
      <text:p text:style-name="Standard">import matplotlib.pyplot as plt</text:p>
      <text:p text:style-name="Standard"/>
      <text:p text:style-name="Standard">from scipy import ndimage</text:p>
      <text:p text:style-name="Standard">from tensorflow<text:s/>import keras</text:p>
      <text:p text:style-name="Standard">from tensorflow.keras import layers</text:p>
      <text:p text:style-name="Standard">from tensorflow.keras import regularizers</text:p>
      <text:p text:style-name="Standard">from tensorflow.keras.layers import concatenate, Average, Maximum, Minimum</text:p>
      <text:p text:style-name="Standard">from tensorflow.keras.models import Model</text:p>
      <text:p text:style-name="Standard"/>
      <text:p text:style-name="Standard">import warnings</text:p>
      <text:p text:style-name="Standard">warnings.filterwarnings('ignore')</text:p>
      <text:p text:style-name="Standard">warnings.filterwarnings('ignore', category=DeprecationWarning)</text:p>
      <text:p text:style-name="Standard">warnings.filterwarnings('ignore', category=FutureWarning)</text:p>
      <text:p text:style-name="Standard">os.environ['TF_CPP_MIN_LOG_LEVEL'] = '2'</text:p>
      <text:p text:style-name="Standard">tf.compat.v1.logging.set_verbosity(tf.compat.v1.logging.ERROR)</text:p>
      <text:p text:style-name="Standard"/>
      <text:p text:style-name="Standard">IMAGE_HEIGHT=128</text:p>
      <text:p text:style-name="Standard">IMAGE_WIDTH=128</text:p>
      <text:p text:style-name="Standard">IMAGE_DEPTH=64</text:p>
      <text:p text:style-name="Standard">NUMBER_OF_CHANNELS=1</text:p>
      <text:p text:style-name="Standard">BATCH_SIZE=4</text:p>
      <text:p text:style-name="Standard">EPOCH_COUNT=100</text:p>
      <text:p text:style-name="Standard">num_classes=3</text:p>
      <text:p text:style-name="Standard"/>
      <text:p text:style-name="Standard"/>
      <text:p text:style-name="Standard">def read_nifti_file(filepath):</text:p>
      <text:p text:style-name="Standard"><text:s text:c="4"/>scan = nib.load(filepath)</text:p>
      <text:p text:style-name="Standard"><text:s text:c="4"/>scan = scan.get_fdata()</text:p>
      <text:p text:style-name="Standard"><text:s text:c="4"/>return scan</text:p>
      <text:p text:style-name="Standard"/>
      <text:p text:style-name="Standard">def process_scan(path):</text:p>
      <text:p text:style-name="Standard"><text:s text:c="4"/>volume = read_nifti_file(path)</text:p>
      <text:p text:style-name="Standard"><text:s text:c="3"/><text:s/>return volume</text:p>
      <text:p text:style-name="Standard"/>
      <text:p text:style-name="Standard">def train_preprocessing(volume, label):</text:p>
      <text:p text:style-name="Standard"><text:s text:c="4"/>volume = tf.expand_dims(volume, axis=3)</text:p>
      <text:p text:style-name="Standard"><text:s text:c="4"/>return volume, label</text:p>
      <text:p text:style-name="Standard"/>
      <text:p text:style-name="Standard"/>
      <text:p text:style-name="Standard">def<text:s/>validation_preprocessing(volume, label):</text:p>
      <text:p text:style-name="Standard"><text:s text:c="4"/>"""Process validation data by only adding a channel."""</text:p>
      <text:p text:style-name="Standard"><text:s text:c="4"/>volume = tf.expand_dims(volume, axis=3)</text:p>
      <text:p text:style-name="Standard"><text:s text:c="4"/>return volume, label</text:p>
      <text:p text:style-name="Standard"/>
      <text:p text:style-name="Standard">abnormal_pet_path = [</text:p>
      <text:soft-page-break/>
      <text:p text:style-name="Standard"><text:s text:c="4"/>os.path.join(os.getcwd(), "/home/xxx/AD", x)</text:p>
      <text:p text:style-name="Standard"><text:s text:c="4"/>for x in os.listdir("//home/xxx/AD")]</text:p>
      <text:p text:style-name="Standard"/>
      <text:p text:style-name="Standard">normal_pet_path = [</text:p>
      <text:p text:style-name="Standard"><text:s text:c="4"/>os.path.join(os.getcwd(), "/home/xxx/CN", x)</text:p>
      <text:p text:style-name="Standard"><text:s text:c="4"/>for x in os.listdir("/home/xxx/<text:s/>CN")]</text:p>
      <text:p text:style-name="Standard"/>
      <text:p text:style-name="Standard">mci_pet_path<text:s/>= [</text:p>
      <text:p text:style-name="Standard"><text:s text:c="3"/>os.path.join(os.getcwd(), "/home/xxx/MCI", x)</text:p>
      <text:p text:style-name="Standard"><text:s text:c="4"/>for x in os.listdir("/home/xxx/MCI")]</text:p>
      <text:p text:style-name="Standard"/>
      <text:p text:style-name="Standard">print("PET scans with Normal Controls: " + str(len(normal_pet_path)))</text:p>
      <text:p text:style-name="Standard">print("PET scans with ALzheimer<text:s/>Disease: " + str(len(abnormal_pet_path)))</text:p>
      <text:p text:style-name="Standard">print("PET scans with MCI: " + str(len(mci_pet_path )))</text:p>
      <text:p text:style-name="Standard"/>
      <text:p text:style-name="Standard">abnormal_scans_pet = np.array([process_scan(path) for path in abnormal_pet_path])</text:p>
      <text:p text:style-name="Standard">normal_scans_pet = np.array([process_scan(path) for path in normal_pet_path])</text:p>
      <text:p text:style-name="Standard">mci_scans_pet = np.array([process_scan(path) for path in mci_pet_path ])</text:p>
      <text:p text:style-name="Standard"/>
      <text:p text:style-name="Standard">normal_labels_pet = np.array([0 for _ in range(len(normal_scans_pet))])</text:p>
      <text:p text:style-name="Standard">mci_labels_pet = np.array([1 for _ in range(len(mci_scans_pet))])</text:p>
      <text:p text:style-name="Standard">abnormal_labels_pet = np.array([2 for _ in range(len(abnormal_scans_pet))])</text:p>
      <text:p text:style-name="Standard"/>
      <text:p text:style-name="Standard">x_train_pet = np.concatenate((abnormal_scans_pet[:336], normal_scans_pet[:2003], mci_scans_pet[:1100]), axis=0)</text:p>
      <text:p text:style-name="Standard">y_train_pet = np.concatenate((abnormal_labels_pet[:336], normal_labels_pet[:2003], mci_labels_pet[:1100]), axis=0)</text:p>
      <text:p text:style-name="Standard">x_val_pet = np.concatenate((abnormal_scans_pet[336:378], normal_scans_pet[2003:2253], mci_scans_pet[1100:1238]), axis=0)</text:p>
      <text:p text:style-name="Standard">y_val_pet = np.concatenate((abnormal_labels_pet[336:378], normal_labels_pet[2003:2253], mci_labels_pet[1100:1238]), axis=0)</text:p>
      <text:p text:style-name="Standard">x_test_pet = np.concatenate((abnormal_scans_pet[378:], normal_scans_pet[2253:], mci_scans_pet[1238:]), axis=0)</text:p>
      <text:p text:style-name="Standard">y_test_pet = np.concatenate((abnormal_labels_pet[378:], normal_labels_pet[2253:], mci_labels_pet[1238:]), axis=0)</text:p>
      <text:p text:style-name="Standard"/>
      <text:p text:style-name="Standard"># Scale images to the [0, 1] range</text:p>
      <text:p text:style-name="Standard">x_train_pet = x_train_pet.astype("float32") / 255</text:p>
      <text:p text:style-name="Standard">x_val_pet = x_val_pet.astype("float32") / 255</text:p>
      <text:p text:style-name="Standard">x_test_pet = x_test_pet.astype("float32") / 255</text:p>
      <text:p text:style-name="Standard"/>
      <text:p text:style-name="Standard">x_train_pet = np.expand_dims(x_train_pet, -1)</text:p>
      <text:p text:style-name="Standard">x_val_pet = np.expand_dims(x_val_pet, -1)</text:p>
      <text:p text:style-name="Standard">x_test_pet = np.expand_dims(x_test_pet, -1)</text:p>
      <text:p text:style-name="Standard"/>
      <text:p text:style-name="Standard">print("x_train shape:", x_train_pet.shape)</text:p>
      <text:p text:style-name="Standard">print(x_train_pet.shape[0], "train samples")</text:p>
      <text:p text:style-name="Standard">print(x_test_pet.shape[0], "test samples")</text:p>
      <text:p text:style-name="Standard">print(x_val_pet.shape[0], "val samples")</text:p>
      <text:p text:style-name="Standard">print( "PET Samples in train, validation, test are %d, %d and %d." %<text:s/>(x_train_pet.shape[0], x_val_pet.shape[0], <text:s/>x_test_pet.shape[0]))</text:p>
      <text:p text:style-name="Standard"/>
      <text:soft-page-break/>
      <text:p text:style-name="Standard">train_dataset_pet = (</text:p>
      <text:p text:style-name="Standard"><text:s text:c="4"/>train_loader_pet.map(train_preprocessing)</text:p>
      <text:p text:style-name="Standard"><text:s text:c="4"/>.batch(BATCH_SIZE)</text:p>
      <text:p text:style-name="Standard"><text:s text:c="4"/>.prefetch(2)</text:p>
      <text:p text:style-name="Standard">)</text:p>
      <text:p text:style-name="Standard"># Only rescale.</text:p>
      <text:p text:style-name="Standard">validation_dataset_pet = (</text:p>
      <text:p text:style-name="Standard"><text:s text:c="4"/>validation_loader.map(validation_preprocessing)</text:p>
      <text:p text:style-name="Standard"><text:s text:c="4"/>.batch(BATCH_SIZE)</text:p>
      <text:p text:style-name="Standard"><text:s text:c="4"/>.prefetch(2)</text:p>
      <text:p text:style-name="Standard">)</text:p>
      <text:p text:style-name="Standard"/>
      <text:p text:style-name="Standard">data = train_dataset_pet.take(1)</text:p>
      <text:p text:style-name="Standard">images, labels = list(data)[0]</text:p>
      <text:p text:style-name="Standard">images = images.numpy()</text:p>
      <text:p text:style-name="Standard">image = images[0]</text:p>
      <text:p text:style-name="Standard">print("Dimension of the PET scan is:", image.shape)</text:p>
      <text:p text:style-name="Standard"/>
      <text:p text:style-name="Standard">abnormal_mri_path = [</text:p>
      <text:p text:style-name="Standard"><text:s text:c="4"/>os.path.join(os.getcwd(),<text:s/>"/home/xxx/AD", x)</text:p>
      <text:p text:style-name="Standard"><text:s text:c="4"/>for x in os.listdir("/home/xxx/AD")]</text:p>
      <text:p text:style-name="Standard"/>
      <text:p text:style-name="Standard">normal_mri_path = [</text:p>
      <text:p text:style-name="Standard"><text:s text:c="4"/>os.path.join(os.getcwd(), "/home/xxx/CN", x)</text:p>
      <text:p text:style-name="Standard"><text:s text:c="4"/>for x in os.listdir("/home/xxx/CN")]</text:p>
      <text:p text:style-name="Standard"/>
      <text:p text:style-name="Standard">mci_mri_path = [</text:p>
      <text:p text:style-name="Standard"><text:s text:c="3"/>os.path.join(os.getcwd(), "/home/xxx/MCI", x)</text:p>
      <text:p text:style-name="Standard"><text:s text:c="4"/>for x in os.listdir("/home/xxx/MCI") ]</text:p>
      <text:p text:style-name="Standard"/>
      <text:p text:style-name="Standard">print("MRI scans with Normal Controls: " + str(len(normal_mri_path)))</text:p>
      <text:p text:style-name="Standard">print("MRI scans with ALzheimer Disease: " + str(len(abnormal_mri_path)))</text:p>
      <text:p text:style-name="Standard">print("MRI scans with MCI: " + str(len(mci_mri_path)))</text:p>
      <text:p text:style-name="Standard"/>
      <text:p text:style-name="Standard">abnormal_scans_mri = np.array([process_scan(path) for path in abnormal_mri_path])</text:p>
      <text:p text:style-name="Standard">normal_scans_mri = np.array([process_scan(path) for path in normal_mri_path])</text:p>
      <text:p text:style-name="Standard">mci_scans_mri = np.array([process_scan(path) for path in mci_mri_path])</text:p>
      <text:p text:style-name="Standard"/>
      <text:p text:style-name="Standard">normal_labels_mri = np.array([0 for _ in range(len(normal_scans_mri))])</text:p>
      <text:p text:style-name="Standard">mci_labels_mri = np.array([1 for _ in range(len(mci_scans_mri))])</text:p>
      <text:p text:style-name="Standard">abnormal_labels_mri = np.array([2 for _ in<text:s/>range(len(abnormal_scans_mri))])</text:p>
      <text:p text:style-name="Standard"/>
      <text:p text:style-name="Standard">x_train_mri = np.concatenate((abnormal_scans_mri[:336], normal_scans_mri[:2003], mci_scans_mri[:1100]), axis=0)</text:p>
      <text:p text:style-name="Standard">y_train_mri = np.concatenate((abnormal_labels_mri[:336], normal_labels_mri[:2003], mci_labels_mri[:1100]), axis=0)</text:p>
      <text:p text:style-name="Standard">x_val_mri = np.concatenate((abnormal_scans_mri[336:378], normal_scans_mri[2003:2253], mci_scans_mri[1100:1238]), axis=0)</text:p>
      <text:p text:style-name="Standard">y_val_mri = np.concatenate((abnormal_labels_mri[336:378], normal_labels_mri[2003:2253], mci_labels_mri[1100:1238]), axis=0)</text:p>
      <text:p text:style-name="Standard">x_test_mri = np.concatenate((abnormal_scans_mri[378:], normal_scans_mri[2253:], mci_scans_mri[1238:]), axis=0)</text:p>
      <text:soft-page-break/>
      <text:p text:style-name="Standard">y_test_mri = np.concatenate((abnormal_labels_mri[378:], normal_labels_mri[2253:], mci_labels_mri[1238:]), axis=0)</text:p>
      <text:p text:style-name="Standard"/>
      <text:p text:style-name="Standard"># Scale images to the [0, 1] range</text:p>
      <text:p text:style-name="Standard">x_train_mri = x_train_mri.astype("float32") / 255</text:p>
      <text:p text:style-name="Standard">x_val_mri = x_val_mri.astype("float32") / 255</text:p>
      <text:p text:style-name="Standard">x_test_mri = x_test_mri.astype("float32") / 255</text:p>
      <text:p text:style-name="Standard"/>
      <text:p text:style-name="Standard">x_train_mri = np.expand_dims(x_train_mri, -1)</text:p>
      <text:p text:style-name="Standard">x_val_mri = np.expand_dims(x_val_mri, -1)</text:p>
      <text:p text:style-name="Standard">x_test_mri =<text:s/>np.expand_dims(x_test_mri, -1)</text:p>
      <text:p text:style-name="Standard"/>
      <text:p text:style-name="Standard">print("x_train shape:", x_train_mri.shape)</text:p>
      <text:p text:style-name="Standard">print(x_train_mri.shape[0], "train samples")</text:p>
      <text:p text:style-name="Standard">print(x_test_mri.shape[0], "test samples")</text:p>
      <text:p text:style-name="Standard">print(x_val_mri.shape[0], "val samples")</text:p>
      <text:p text:style-name="Standard"/>
      <text:p text:style-name="Standard">print( "MRI Samples in train, validation, test are %d, %d and<text:s/>%d." % (x_train_mri.shape[0], x_val_mri.shape[0], <text:s/>x_test_mri.shape[0]))</text:p>
      <text:p text:style-name="Standard"/>
      <text:p text:style-name="Standard">train_dataset_mri = (</text:p>
      <text:p text:style-name="Standard"><text:s text:c="4"/>train_loader_mri.map(train_preprocessing)</text:p>
      <text:p text:style-name="Standard"><text:s text:c="4"/>.batch(BATCH_SIZE)</text:p>
      <text:p text:style-name="Standard"><text:s text:c="4"/>.prefetch(2)</text:p>
      <text:p text:style-name="Standard">)</text:p>
      <text:p text:style-name="Standard"># Only rescale.</text:p>
      <text:p text:style-name="Standard">validation_dataset_mri = (</text:p>
      <text:p text:style-name="Standard"><text:s text:c="4"/>validation_loader_mri.map(validation_preprocessing)</text:p>
      <text:p text:style-name="Standard"><text:s text:c="4"/>.batch(BATCH_SIZE)</text:p>
      <text:p text:style-name="Standard"><text:s text:c="4"/>.prefetch(2)</text:p>
      <text:p text:style-name="Standard">)</text:p>
      <text:p text:style-name="Standard"/>
      <text:p text:style-name="Standard">data = train_dataset_mri.take(1)</text:p>
      <text:p text:style-name="Standard">images, labels = list(data)[0]</text:p>
      <text:p text:style-name="Standard">images = images.numpy()</text:p>
      <text:p text:style-name="Standard">image = images[0]</text:p>
      <text:p text:style-name="Standard">print("Dimension of the MRI scan is:", image.shape)</text:p>
      <text:p text:style-name="Standard"/>
      <text:p text:style-name="Standard"/>
      <text:p text:style-name="Standard">def get_model_pet(width=IMAGE_WIDTH, height=IMAGE_HEIGHT, depth=IMAGE_DEPTH, channels=NUMBER_OF_CHANNELS):</text:p>
      <text:p text:style-name="Standard"><text:s text:c="4"/></text:p>
      <text:p text:style-name="Standard"><text:s text:c="4"/>x = layers.Conv3D(filters=4, kernel_size=(3), activation="relu")(inputs)</text:p>
      <text:p text:style-name="Standard"><text:s text:c="4"/>x =<text:s/>layers.Conv3D(filters=8, kernel_size=(3), activation="relu")(x)</text:p>
      <text:p text:style-name="Standard"><text:s text:c="4"/>x = layers.Conv3D(filters=16, kernel_size=(3), activation="relu")(x)</text:p>
      <text:p text:style-name="Standard"><text:s text:c="4"/>x = layers.Conv3D(filters=32, kernel_size=(3), activation="relu")(x)</text:p>
      <text:p text:style-name="Standard"><text:s text:c="4"/>x = layers.MaxPool3D(pool_size=(2,2,2))(x)</text:p>
      <text:p text:style-name="Standard"><text:s text:c="4"/>x = layers.BatchNormalization()(x)</text:p>
      <text:p text:style-name="Standard"><text:s text:c="4"/>x = layers.Conv3D(filters=64, kernel_size=(3), activation="relu")(x)</text:p>
      <text:p text:style-name="Standard"><text:s text:c="4"/>x = layers.MaxPool3D(pool_size=2)(x)</text:p>
      <text:p text:style-name="Standard"><text:s text:c="4"/>x = layers.BatchNormalization()(x)</text:p>
      <text:p text:style-name="Standard"><text:s text:c="4"/>x = layers.Conv3D(filters=128, kernel_size=(3), activation="relu")(x)</text:p>
      <text:soft-page-break/>
      <text:p text:style-name="Standard"><text:s text:c="4"/>x = layers.MaxPool3D(pool_size=2)(x)</text:p>
      <text:p text:style-name="Standard"><text:s text:c="4"/>x = layers.BatchNormalization()(x)</text:p>
      <text:p text:style-name="Standard"><text:s text:c="4"/>x = layers.Conv3D(filters=256, kernel_size=(3), activation="relu")(x)</text:p>
      <text:p text:style-name="Standard"><text:s text:c="4"/>x = layers.MaxPool3D(pool_size=2)(x)</text:p>
      <text:p text:style-name="Standard"><text:s text:c="4"/>x = layers.BatchNormalization()(x)</text:p>
      <text:p text:style-name="Standard"><text:s text:c="4"/>x =<text:s/>layers.GlobalAveragePooling3D()(x)</text:p>
      <text:p text:style-name="Standard"><text:s text:c="4"/>x = layers.Dense(units=512, activation="relu",kernel_regularizer=regularizers.l1(0.001))(x)</text:p>
      <text:p text:style-name="Standard"><text:s text:c="4"/>outputs<text:s/>= layers.GaussianDropout(0.30)(x)</text:p>
      <text:p text:style-name="Standard"><text:s text:c="4"/>x = layers.Dense(units=256, activation="relu",kernel_regularizer=regularizers.l1(0.001))(x)</text:p>
      <text:p text:style-name="Standard"><text:s text:c="4"/>outputs = layers.GaussianDropout(0.50)(x)</text:p>
      <text:p text:style-name="Standard"><text:s text:c="4"/>model = keras.Model(inputs, outputs, name="3dcnn")</text:p>
      <text:p text:style-name="Standard"><text:s text:c="4"/>return model</text:p>
      <text:p text:style-name="Standard"># Build model.</text:p>
      <text:p text:style-name="Standard">model_pet = get_model_pet(width=IMAGE_WIDTH, height=IMAGE_HEIGHT, depth=IMAGE_DEPTH, channels=NUMBER_OF_CHANNELS)</text:p>
      <text:p text:style-name="Standard"/>
      <text:p text:style-name="Standard">def get_model_mri(width=IMAGE_WIDTH, height=IMAGE_HEIGHT, depth=IMAGE_DEPTH, channels=NUMBER_OF_CHANNELS):</text:p>
      <text:p text:style-name="Standard"><text:s text:c="4"/></text:p>
      <text:p text:style-name="Standard"><text:s text:c="4"/>x =<text:s/>layers.Conv3D(filters=4, kernel_size=(3), activation="relu")(inputs)</text:p>
      <text:p text:style-name="Standard"><text:s text:c="4"/>x = layers.Conv3D(filters=8, kernel_size=(3), activation="relu")(x)</text:p>
      <text:p text:style-name="Standard"><text:s text:c="4"/>x = layers.Conv3D(filters=16, kernel_size=(3), activation="relu")(x)</text:p>
      <text:p text:style-name="Standard"><text:s text:c="4"/>x = layers.Conv3D(filters=32, kernel_size=(3), activation="relu")(x)</text:p>
      <text:p text:style-name="Standard"><text:s text:c="4"/>x = layers.MaxPool3D(pool_size=(2,2,2))(x)</text:p>
      <text:p text:style-name="Standard"><text:s text:c="4"/>x = layers.BatchNormalization()(x)</text:p>
      <text:p text:style-name="Standard"><text:s text:c="4"/>x = layers.Conv3D(filters=64, kernel_size=(3), activation="relu")(x)</text:p>
      <text:p text:style-name="Standard"><text:s text:c="4"/>x = layers.MaxPool3D(pool_size=2)(x)</text:p>
      <text:p text:style-name="Standard"><text:s text:c="4"/>x = layers.BatchNormalization()(x)</text:p>
      <text:p text:style-name="Standard"><text:s text:c="4"/>x = layers.Conv3D(filters=128, kernel_size=(3), activation="relu")(x)</text:p>
      <text:p text:style-name="Standard"><text:s text:c="4"/>x = layers.MaxPool3D(pool_size=2)(x)</text:p>
      <text:p text:style-name="Standard"><text:s text:c="4"/>x = layers.BatchNormalization()(x)</text:p>
      <text:p text:style-name="Standard"><text:s text:c="4"/>x = layers.Conv3D(filters=256, kernel_size=(3), activation="relu")(x)</text:p>
      <text:p text:style-name="Standard"><text:s text:c="4"/>x = layers.MaxPool3D(pool_size=2)(x)</text:p>
      <text:p text:style-name="Standard"><text:s text:c="4"/>x = layers.BatchNormalization()(x)</text:p>
      <text:p text:style-name="Standard"><text:s text:c="4"/>x = layers.GlobalAveragePooling3D()(x)</text:p>
      <text:p text:style-name="Standard"><text:s text:c="4"/>x =<text:s/>layers.Dense(units=512, activation="relu",kernel_regularizer=regularizers.l1(0.001))(x)</text:p>
      <text:p text:style-name="Standard"><text:s text:c="4"/>outputs = layers.GaussianDropout(0.30)(x)</text:p>
      <text:p text:style-name="Standard"><text:s text:c="4"/></text:p>
      <text:p text:style-name="Standard"><text:s text:c="4"/>model = keras.Model(inputs, outputs, name="3dcnn")</text:p>
      <text:p text:style-name="Standard"><text:s text:c="4"/>return model</text:p>
      <text:p text:style-name="Standard"/>
      <text:p text:style-name="Standard">model_mri = get_model_mri(width=IMAGE_WIDTH, height=IMAGE_HEIGHT, depth=IMAGE_DEPTH, channels=NUMBER_OF_CHANNELS)</text:p>
      <text:p text:style-name="Standard"/>
      <text:p text:style-name="Standard">checkpoint_cb = keras.callbacks.ModelCheckpoint(</text:p>
      <text:p text:style-name="Standard"><text:s text:c="4"/>"Multi.h5", save_best_only=True</text:p>
      <text:p text:style-name="Standard">)</text:p>
      <text:p text:style-name="Standard"/>
      <text:p text:style-name="Standard">x = layers.Dense(units=256,<text:s/>activation="relu",kernel_regularizer=regularizers.l1(0.001))(combinedInput))</text:p>
      <text:p text:style-name="Standard">x = layers.Dense(units=3, activation="softmax")(x)</text:p>
      <text:p text:style-name="Standard"/>
      <text:soft-page-break/>
      <text:p text:style-name="Standard">model = Model(inputs=[model_pet.input,model_mri.input], outputs=x)</text:p>
      <text:p text:style-name="Standard">model.summary()</text:p>
      <text:p text:style-name="Standard">initial_learning_rate = 0.0001</text:p>
      <text:p text:style-name="Standard">lr_schedule = keras.optimizers.schedules.ExponentialDecay(</text:p>
      <text:p text:style-name="Standard"><text:s text:c="4"/>initial_learning_rate,<text:s/>decay_steps=100000, decay_rate=0.96, staircase=True</text:p>
      <text:p text:style-name="Standard">)</text:p>
      <text:p text:style-name="Standard">model.compile(</text:p>
      <text:p text:style-name="Standard"><text:s text:c="4"/>loss="categorical_crossentropy",</text:p>
      <text:p text:style-name="Standard"><text:s text:c="4"/>optimizer=keras.optimizers.Adam(learning_rate=lr_schedule),</text:p>
      <text:p text:style-name="Standard"><text:s text:c="4"/>metrics=["acc"],</text:p>
      <text:p text:style-name="Standard">)</text:p>
      <text:p text:style-name="Standard"/>
      <text:p text:style-name="Standard">checkpoint_cb = keras.callbacks.ModelCheckpoint(</text:p>
      <text:p text:style-name="Standard"><text:s text:c="4"/>"Multi.h5", save_best_only=True</text:p>
      <text:p text:style-name="Standard">)</text:p>
      <text:p text:style-name="Standard">early_stopping_cb = keras.callbacks.EarlyStopping(monitor="val_acc", patience=EPOCH_COUNT)</text:p>
      <text:p text:style-name="Standard"/>
      <text:p text:style-name="Standard">epochs = EPOCH_COUNT</text:p>
      <text:p text:style-name="Standard">print('x_train_pet', x_train_pet[0].shape)</text:p>
      <text:p text:style-name="Standard"/>
      <text:p text:style-name="Standard">model_train = model.fit(</text:p>
      <text:p text:style-name="Standard"><text:s text:c="20"/>data,</text:p>
      <text:p text:style-name="Standard"><text:s text:c="20"/>epochs=EPOCH_COUNT,</text:p>
      <text:p text:style-name="Standard"><text:s text:c="20"/>shuffle=True,</text:p>
      <text:p text:style-name="Standard"><text:s text:c="12"/><text:s text:c="8"/>verbose=2,</text:p>
      <text:p text:style-name="Standard"><text:s text:c="20"/>callbacks=[checkpoint_cb, early_stopping_cb],</text:p>
      <text:p text:style-name="Standard"><text:s text:c="16"/>)</text:p>
      <text:p text:style-name="Standard"/>
      <text:p text:style-name="Standard">fig, ax = plt.subplots(1, 2, figsize=(20, 3))</text:p>
      <text:p text:style-name="Standard">ax = ax.ravel()</text:p>
      <text:p text:style-name="Standard"/>
      <text:p text:style-name="Standard">for i, metric in enumerate(["acc", "loss"]):</text:p>
      <text:p text:style-name="Standard"><text:s text:c="4"/>ax[i].plot(model.history.history[metric])</text:p>
      <text:p text:style-name="Standard"><text:s text:c="4"/>ax[i].plot(model.history.history["val_" + metric])</text:p>
      <text:p text:style-name="Standard"><text:s text:c="4"/>ax[i].set_title("Model {}".format(metric))</text:p>
      <text:p text:style-name="Standard"><text:s text:c="4"/>ax[i].set_xlabel("epochs")</text:p>
      <text:p text:style-name="Standard"><text:s text:c="4"/>ax[i].set_ylabel(metric)</text:p>
      <text:p text:style-name="Standard"><text:s text:c="4"/>ax[i].legend(["train", "val"])</text:p>
      <text:p text:style-name="Standard"><text:s text:c="4"/></text:p>
      <text:p text:style-name="Standard">model.load_weights("Multi.h5")</text:p>
      <text:p text:style-name="Standard"/>
      <text:p text:style-name="Standard">prediction = model.predict([x_test_pet, x_test_mri], verbose=1)[0]</text:p>
      <text:p text:style-name="Standard">scores = [1 - prediction[0], prediction[0]]</text:p>
      <text:p text:style-name="Standard"/>
      <text:p text:style-name="Standard">class_names = ["normal", "abnormal"]</text:p>
      <text:p text:style-name="Standard">for score, name in zip(scores, class_names):</text:p>
      <text:p text:style-name="Standard"><text:s text:c="4"/>print(</text:p>
      <text:p text:style-name="Standard"><text:s text:c="8"/>"This model is %.2f percent confident that PET scan is %s"</text:p>
      <text:p text:style-name="Standard"><text:s text:c="8"/>% ((100 * score), name)</text:p>
      <text:p text:style-name="Standard"><text:s text:c="4"/>)</text:p>
      <text:p text:style-name="Standard"><text:s text:c="4"/></text:p>
      <text:soft-page-break/>
      <text:p text:style-name="Standard">results = model.evaluate([x_test_pet, x_test_mri], y_test_mri, batch_size=BATCH_SIZE)</text:p>
      <text:p text:style-name="Standard">print("test loss, test acc", results) <text:s text:c="2"/></text:p>
      <text:p text:style-name="Standard"/>
      <text:p text:style-name="Standard">results_val = model.evaluate([x_val_pet,x_val_mri], y_val_mri,<text:s/>batch_size=BATCH_SIZE)</text:p>
      <text:p text:style-name="Standard">print("validation loss, val acc", results_val) <text:s text:c="2"/></text:p>
      <text:p text:style-name="Standard"/>
      <text:p text:style-name="Standard">results_train = model.evaluate([x_train_pet,x_train_mri], y_train_mri, batch_size=BATCH_SIZE)</text:p>
      <text:p text:style-name="Standard">print("training loss, training acc", results_train) 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tika Goenka</dc:creator>
    <meta:creation-date>2021-11-26T13:33:00Z</meta:creation-date>
    <dc:date>2022-05-28T16:45:00Z</dc:date>
    <meta:template xlink:href="Normal" xlink:type="simple"/>
    <meta:editing-cycles>52</meta:editing-cycles>
    <meta:editing-duration>PT1140S</meta:editing-duration>
    <meta:document-statistic meta:page-count="7" meta:paragraph-count="23" meta:word-count="1750" meta:character-count="11706" meta:row-count="83" meta:non-whitespace-character-count="9979"/>
  </office:meta>
</office:document-meta>
</file>